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27.547cm" style:page-number="auto" fo:break-before="auto" fo:break-after="auto" table:align="left" style:shadow="none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233f71" style:font-size-asian="9pt" style:font-size-complex="9pt"/>
    </style:style>
    <style:style style:name="P4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2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2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A1" office:value-type="string">
              <text:p text:style-name="P36"/>
            </table:table-cell>
            <table:table-cell table:style-name="Tabella9.K1" office:value-type="string">
              <text:p text:style-name="P36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ext:p text:style-name="P1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7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7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7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6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7"><text:text-input text:description="&lt;if test=&quot;item.insert_photo&quot;&gt;">if photo</text:text-input></text:p>
            <text:p text:style-name="P48"><draw:frame draw:style-name="fr1" draw:name="image: asimage(item.product_id.quotation_photo)" text:anchor-type="as-char" svg:width="4.313cm" style:rel-width="99%" svg:height="4.309cm" style:rel-height="scale" draw:z-index="4"><draw:text-box><text:p text:style-name="P41"/></draw:text-box></draw:frame></text:p>
            <text:p text:style-name="P43"><text:span text:style-name="T19"><text:text-input text:description="&lt;/if&gt;">/if photo</text:text-input></text:span></text:p>
          </table:table-cell>
          <table:table-cell table:style-name="Tabella4.B3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4"><text:placeholder text:placeholder-type="text">&lt;_(item.product_id.description)&gt;</text:placeholder></text:p>
            <text:p text:style-name="P33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1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2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/>
      <text:p text:style-name="P14"><text:placeholder text:placeholder-type="text">&lt;if test="o.quotation_model != 2"&gt;</text:placeholder></text:p>
      <text:p text:style-name="P1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7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7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7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7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7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0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7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7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7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7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6"><text:text-input text:description="&lt;if test=&quot;item.insert_photo&quot;&gt;">if photo</text:text-input></text:p>
            <text:p text:style-name="P45"><draw:frame draw:style-name="fr2" draw:name="image: asimage(item.product_id.quotation_photo or False)" text:anchor-type="as-char" svg:width="4.505cm" style:rel-width="99%" svg:height="4.33cm" style:rel-height="scale" draw:z-index="3"><draw:text-box><text:p text:style-name="P41"/></draw:text-box></draw:frame></text:p>
            <text:p text:style-name="P43"><text:span text:style-name="T19"><text:text-input text:description="&lt;/if&gt;">/if photo</text:text-input></text:span></text:p>
          </table:table-cell>
          <table:table-cell table:style-name="Tabella5.B3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4"><text:placeholder text:placeholder-type="text">&lt;_(item.product_id.description)&gt;</text:placeholder><text:span text:style-name="T21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3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1"><text:placeholder text:placeholder-type="text">&lt;"%d"%(item.product_uom_qty)&gt;</text:placeholder></text:p>
          </table:table-cell>
          <table:table-cell table:style-name="Tabella5.E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1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0"><text:span text:style-name="T20"><text:text-input text:description="&lt;o.pricelist_id.currency_id.symbol or '€'&gt;">simb</text:text-input></text:span><text:span text:style-name="T20"> </text:span><text:span text:style-name="T20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0"><text:span text:style-name="T20"><text:text-input text:description="&lt;o.pricelist_id.currency_id.symbol or '€'&gt;">simb</text:text-input></text:span><text:span text:style-name="T20"> </text:span><text:span text:style-name="T20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1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2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8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9"><text:soft-page-break/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8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8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8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9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8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2">3 <text:s/></text:span><text:placeholder text:placeholder-type="text">&lt;round(get_counter("volume"), 2)&gt;</text:placeholder><text:soft-page-break/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9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7M29S</meta:editing-duration>
    <meta:editing-cycles>283</meta:editing-cycles>
    <meta:generator>LibreOffice/4.3.3.2$Linux_X86_64 LibreOffice_project/430m0$Build-2</meta:generator>
    <meta:initial-creator>Nicola Riolini</meta:initial-creator>
    <dc:date>2015-07-26T23:28:20.740554791</dc:date>
    <dc:creator>thebrush </dc:creator>
    <meta:document-statistic meta:table-count="8" meta:image-count="1" meta:object-count="0" meta:page-count="3" meta:paragraph-count="93" meta:word-count="372" meta:character-count="2567" meta:non-whitespace-character-count="2397"/>
    <meta:user-defined meta:name="Info 1"/>
    <meta:user-defined meta:name="Info 2"/>
    <meta:user-defined meta:name="Info 3"/>
    <meta:user-defined meta:name="Info 4"/>
  </office:meta>
</office:document-meta>
</file>